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prehled">
            <text:p>prehled</text:p>
          </table:table-cell>
        </table:table-row>
        <table:table-row>
          <table:table-cell office:value-type="string" office:string-value="income">
            <text:p>income</text:p>
          </table:table-cell>
        </table:table-row>
        <table:table-row table:number-rows-repeated="1">
          <table:table-cell office:value-type="string" office:string-value="expense">
            <text:p>expense</text:p>
          </table:table-cell>
        </table:table-row>
      </table:table>
      <table:table table:name="2017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65000.0">
            <text:p>65 00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60000.0">
            <text:p>60 000</text:p>
          </table:table-cell>
          <table:table-cell table:number-columns-repeated="8"/>
        </table:table-row>
        <table:table-row>
          <table:table-cell office:value-type="string" office:string-value="suma">
            <text:p>suma</text:p>
          </table:table-cell>
          <table:table-cell office:value-type="float" office:value="5000.0">
            <text:p>5 000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type">
            <text:p>type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1">
            <text:p>1</text:p>
          </table:table-cell>
          <table:table-cell office:value-type="float" office:value="20000">
            <text:p>20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0">
            <text:p>2017-05-10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1">
            <text:p>1</text:p>
          </table:table-cell>
          <table:table-cell office:value-type="float" office:value="1500">
            <text:p>1 500</text:p>
          </table:table-cell>
          <table:table-cell office:value-type="string" office:string-value="INCOME">
            <text:p>INCOME</text:p>
          </table:table-cell>
          <table:table-cell office:value-type="string" office:string-value="2017-05-10">
            <text:p>2017-05-10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3">
            <text:p>3</text:p>
          </table:table-cell>
          <table:table-cell office:value-type="float" office:value="20000">
            <text:p>20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0">
            <text:p>2017-05-10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4">
            <text:p>4</text:p>
          </table:table-cell>
          <table:table-cell office:value-type="float" office:value="20000">
            <text:p>20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0">
            <text:p>2017-05-10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4">
            <text:p>4</text:p>
          </table:table-cell>
          <table:table-cell office:value-type="float" office:value="1500">
            <text:p>1 500</text:p>
          </table:table-cell>
          <table:table-cell office:value-type="string" office:string-value="INCOME">
            <text:p>INCOME</text:p>
          </table:table-cell>
          <table:table-cell office:value-type="string" office:string-value="2017-05-10">
            <text:p>2017-05-10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6">
            <text:p>6</text:p>
          </table:table-cell>
          <table:table-cell office:value-type="float" office:value="21500">
            <text:p>21 500</text:p>
          </table:table-cell>
          <table:table-cell office:value-type="string" office:string-value="INCOME">
            <text:p>INCOME</text:p>
          </table:table-cell>
          <table:table-cell office:value-type="string" office:string-value="2017-05-10">
            <text:p>2017-05-10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7">
            <text:p>7</text:p>
          </table:table-cell>
          <table:table-cell office:value-type="float" office:value="10500">
            <text:p>10 500</text:p>
          </table:table-cell>
          <table:table-cell office:value-type="string" office:string-value="INCOME">
            <text:p>INCOME</text:p>
          </table:table-cell>
          <table:table-cell office:value-type="string" office:string-value="2017-05-10">
            <text:p>2017-05-10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8">
            <text:p>8</text:p>
          </table:table-cell>
          <table:table-cell office:value-type="float" office:value="30000">
            <text:p>30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0">
            <text:p>2017-05-10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